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898in"/>
    </style:style>
    <style:style style:name="co2" style:family="table-column">
      <style:table-column-properties fo:break-before="auto" style:column-width="2.3161in"/>
    </style:style>
    <style:style style:name="co3" style:family="table-column">
      <style:table-column-properties fo:break-before="auto" style:column-width="0.1862in"/>
    </style:style>
    <style:style style:name="co4" style:family="table-column">
      <style:table-column-properties fo:break-before="auto" style:column-width="1.4984in"/>
    </style:style>
    <style:style style:name="co5" style:family="table-column">
      <style:table-column-properties fo:break-before="auto" style:column-width="0.8228in"/>
    </style:style>
    <style:style style:name="co6" style:family="table-column">
      <style:table-column-properties fo:break-before="auto" style:column-width="11.3102in"/>
    </style:style>
    <style:style style:name="co7" style:family="table-column">
      <style:table-column-properties fo:break-before="auto" style:column-width="4.3165in"/>
    </style:style>
    <style:style style:name="co8" style:family="table-column">
      <style:table-column-properties fo:break-before="auto" style:column-width="12.816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78in" fo:break-before="auto" style:use-optimal-row-height="true"/>
    </style:style>
    <style:style style:name="ro4" style:family="table-row">
      <style:table-row-properties style:row-height="0.489in" fo:break-before="auto" style:use-optimal-row-height="true"/>
    </style:style>
    <style:style style:name="ro5" style:family="table-row">
      <style:table-row-properties style:row-height="0.962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py of Octopath Traveler 2 community sheet - Jo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combat/support</text:p>
          </table:table-cell>
          <table:table-cell office:value-type="string" calcext:value-type="string">
            <text:p># unlocked </text:p>
          </table:table-cell>
          <table:table-cell office:value-type="string" calcext:value-type="string">
            <text:p>Skill/ability Nam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ri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ressive Sla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leash a sword attack on random foes (3/4/5/6) tim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ri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iercing Thru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leash a powerful polearm attack on a single foe, and have a (25/50/75/100%) chance to deal a critical h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rio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se your physical attack for (3/5/7/9) tur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rrio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ervating Sla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ify all positive status effects on a single foe, then unleash a sword attack. The more status effects you nullify, the more potent the attack.</text:p>
            <text:p>(This skill is mistranslated: it removes the warrior's buffs to boost damage from the attack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rio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out W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se your physical defence for (3/5/7/9) tur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rio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c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w foes' single-target attacks to yourself for 3 tur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rio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engeful Bla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nt yourself the ability to counter physical damage with a sword attack (2/3/4/5) times. The counterattack reduces the enemy's Shield Points regardless of their weak point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rio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rand's Blad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leash an extraordinarily powerful sword attack on a single foe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rior</text:p>
          </table:table-cell>
          <table:table-cell office:value-type="string" calcext:value-type="string">
            <text:p>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stering Break</text:p>
          </table:table-cell>
          <table:table-cell/>
          <table:table-cell office:value-type="string" calcext:value-type="string">
            <text:p>Raises the equipping character's physical attack when breaking an enemy. [Grants PATK Up buff after breaking for 2 turn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rior</text:p>
          </table:table-cell>
          <table:table-cell office:value-type="string" calcext:value-type="string">
            <text:p>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Strength</text:p>
          </table:table-cell>
          <table:table-cell/>
          <table:table-cell office:value-type="string" calcext:value-type="string">
            <text:p>Increases the physical strength of the equipping character by 50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rior</text:p>
          </table:table-cell>
          <table:table-cell office:value-type="string" calcext:value-type="string">
            <text:p>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ent Power Plus</text:p>
          </table:table-cell>
          <table:table-cell/>
          <table:table-cell office:value-type="string" calcext:value-type="string">
            <text:p>Raises the amount of latent power gained by the equipping characte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rior</text:p>
          </table:table-cell>
          <table:table-cell office:value-type="string" calcext:value-type="string">
            <text:p>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l More Damage</text:p>
          </table:table-cell>
          <table:table-cell/>
          <table:table-cell office:value-type="string" calcext:value-type="string">
            <text:p>Increases the maximum damage that can be dealt by the equipping character to 99,999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on D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se the physical attack of a single ally for (2/4/6/8) tur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uinous Ki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leash a powerful physical attack on a single foe, and reduce their Shield Points regardless of their weak point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eacock Str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se the elemental attack of a single ally for (2/4/6/8) tur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weeping G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l wind-based damage to a single fo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imul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e a single ally's next action up (1/2/3/act first) spo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agger Dan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leash a dagger attack on all fo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e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ewildering Gra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use a curious effect to occur (1/2/3/4) time. The effects can be positive or negative, each BP used triggers an additonal effec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e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ealticge's Seducti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tend the reach of a single ally's skills to all for 3 turns. This does not affect divine skills or skills that only affect the use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er</text:p>
          </table:table-cell>
          <table:table-cell office:value-type="string" calcext:value-type="string">
            <text:p>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Show Goes On</text:p>
          </table:table-cell>
          <table:table-cell/>
          <table:table-cell office:value-type="string" calcext:value-type="string">
            <text:p>Extends the duration of augmenting effects granted by the equipping character by 1 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er</text:p>
          </table:table-cell>
          <table:table-cell office:value-type="string" calcext:value-type="string">
            <text:p>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r Evasive</text:p>
          </table:table-cell>
          <table:table-cell/>
          <table:table-cell office:value-type="string" calcext:value-type="string">
            <text:p>Enables the equipping character to more easily evade enemy att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er</text:p>
          </table:table-cell>
          <table:table-cell office:value-type="string" calcext:value-type="string">
            <text:p>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 Worker</text:p>
          </table:table-cell>
          <table:table-cell/>
          <table:table-cell office:value-type="string" calcext:value-type="string">
            <text:p>Receive additional JP after battles. (Equipping multiple characters with this skill will have no added effect.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er</text:p>
          </table:table-cell>
          <table:table-cell office:value-type="string" calcext:value-type="string">
            <text:p>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igorate and Inspire</text:p>
          </table:table-cell>
          <table:table-cell/>
          <table:table-cell office:value-type="string" calcext:value-type="string">
            <text:p>Slightly fills the target's latent power gauge when the equipping character grants them an augmented eff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row of Fortu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leash a powerful bow attack on a single foe and receive JP. The more damage you deal, the more JP you receiv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ore one's own HP and SP, and cure status ailment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ll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ct money from a single fo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l fire-based damage to a single fo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onate B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nt (1/2/3/4) BP to a single ally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deste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dge (1/2/3/4) physical attack/s with a 100% success rat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rchant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ired Hel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y money to summon hired help to the battlefield.</text:p>
            <text:p>Mercenary ($150) - Unleash a sword attack on all foes, and raise the physical defense of all allies.</text:p>
            <text:p>Ruffian ($800) - Reduce the physical attack and physical defense of all foes.</text:p>
            <text:p>Thespian ($2000) - Raise the elemental attack of all allies, and restore their SP.</text:p>
            <text:p>Guard ($7000) - Unleash a staff attack on all foes, and delay their actions.</text:p>
            <text:p>Beastling ($15000) - Unleash a physical attack on all foes, and reduce their Shield Points regardless of their weak points.</text:p>
            <text:p>Veteran Soldier ($30000) - Unleash a powerful attack on all foes with various weapons.</text:p>
            <text:p>Foreign Assassin ($50000) - Unleash a powerful dagger attack on all foes, and restore HP and SP to all allies. (Unlock: Beat foreign assassin in Western Merry Hills Pass, Crestland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ifelgan's Bount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leash a non-elemental attack on a single foe and receive leaf coin (money) equivalent to the damage deal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</text:p>
          </table:table-cell>
          <table:table-cell office:value-type="string" calcext:value-type="string">
            <text:p>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ws on Trees</text:p>
          </table:table-cell>
          <table:table-cell/>
          <table:table-cell office:value-type="string" calcext:value-type="string">
            <text:p>Receive additional [10%] money after battles. (Equipping multiple characters with this skill will have no added effect.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</text:p>
          </table:table-cell>
          <table:table-cell office:value-type="string" calcext:value-type="string">
            <text:p>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st-Start</text:p>
          </table:table-cell>
          <table:table-cell/>
          <table:table-cell office:value-type="string" calcext:value-type="string">
            <text:p>Grants the equipping character 1 BP at the start of batt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</text:p>
          </table:table-cell>
          <table:table-cell office:value-type="string" calcext:value-type="string">
            <text:p>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g Tough</text:p>
          </table:table-cell>
          <table:table-cell/>
          <table:table-cell office:value-type="string" calcext:value-type="string">
            <text:p>When the equipping character is not near death, otherwise lethal attacks will instead leave them with 1 H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t</text:p>
          </table:table-cell>
          <table:table-cell office:value-type="string" calcext:value-type="string">
            <text:p>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ll Power</text:p>
          </table:table-cell>
          <table:table-cell/>
          <table:table-cell office:value-type="string" calcext:value-type="string">
            <text:p>Completely fills the equipping character's latent power gauge at the start of battl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chola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reball / Fire Storm / Ignis Ardere</text:p>
            <text:p>(Tier 1/ Tier II / Tier III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ier I (Normal): Deal fire-based damage to all foes.</text:p>
            <text:p>Tier II (Advanced Magic): Deal fire-based damage to all foes 2 times.</text:p>
            <text:p>Tier III (Alephan's Wisdom): Deal fire-based damage to all foes 3 times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chola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cewind / Blizzard / Glacies Claudere</text:p>
            <text:p>(Tier 1/ Tier II / Tier III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ier I (Normal): Deal ice-based damage to all foes.</text:p>
            <text:p>Tier II (Advanced Magic): Deal ice-based damage to all foes 2 times.</text:p>
            <text:p>Tier III (Alephan's Wisdom): Deal ice-based damage to all foes 3 times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chola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ghtning Bolt / Lightning Blast / Tonitrus Canere</text:p>
            <text:p>(Tier 1/ Tier II / Tier III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ier I (Normal): Deal lightning-based damage to all foes.</text:p>
            <text:p>Tier II (Advanced Magic): Deal lightning-based damage to all foes 2 times.</text:p>
            <text:p>Tier III (Alephan's Wisdom): Deal lightning-based damage to all foes 3 tim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la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aly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al the HP and (1/2/3/5) weak point of a single f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la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roke of Geni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nt yourself (2/3/4/5) attribute-raising effects at random (Effects will stack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la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lemental Barr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al either fire-, ice-, or lightning-based damage to random foes (3-5 / 4-6 / 5-7 / 6-8) tim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la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dvanced Mag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osts the intensity of a single ally's spells 2 times (Default Tier 1 AOE spell becomes Tier 2 spell.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la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lephan's Wisdo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eatly boosts the intensity of a single ally's spells 3 times. (Default Tier 1 AOE spell becomes Tier 3 spell.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lar</text:p>
          </table:table-cell>
          <table:table-cell office:value-type="string" calcext:value-type="string">
            <text:p>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sive Maneuvers</text:p>
          </table:table-cell>
          <table:table-cell/>
          <table:table-cell office:value-type="string" calcext:value-type="string">
            <text:p>Reduces the rate of random encounters. (Equipping this skill with multiple characters will have no added effec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lar</text:p>
          </table:table-cell>
          <table:table-cell office:value-type="string" calcext:value-type="string">
            <text:p>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al Augmentation</text:p>
          </table:table-cell>
          <table:table-cell/>
          <table:table-cell office:value-type="string" calcext:value-type="string">
            <text:p>Augments the equipping character's elemental attack strength by 50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lar</text:p>
          </table:table-cell>
          <table:table-cell office:value-type="string" calcext:value-type="string">
            <text:p>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ra Experience</text:p>
          </table:table-cell>
          <table:table-cell/>
          <table:table-cell office:value-type="string" calcext:value-type="string">
            <text:p>Gain additional experience from battles. (Equipping this skill with multiple characters will have no added effect) [+10% EX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lar</text:p>
          </table:table-cell>
          <table:table-cell office:value-type="string" calcext:value-type="string">
            <text:p>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anced Magic Master</text:p>
          </table:table-cell>
          <table:table-cell/>
          <table:table-cell office:value-type="string" calcext:value-type="string">
            <text:p>Raises the number of times the equipping character can use more intense spells by 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leri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Wounds / Heal More / Heavenly Healing</text:p>
            <text:p>(Tier 1/ Tier II / Tier III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ier I (Normal): Restore HP to all allies</text:p>
            <text:p>Tier II (Advanced Magic): Restore a great amount of HP to all allies.</text:p>
            <text:p>Tier III (Alephan's Wisdom): Restore a massive amount of HP to all alli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ri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ly Lig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lict light-based damage to a single fo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ri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ayer to the Fla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ise the physical and elemental defense of a single ally for (2/4/6/8) tu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ric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ystical Staf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leash a staff attack on a single foe 2 times, and steal SP equivalent to 10% of the damage deal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leric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uminescence / Radiance / Lux Congerere</text:p>
            <text:p>(Tier 1/ Tier II / Tier III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er I (Normal): Deal light-based damage to all foes.</text:p>
            <text:p>Tier II (Advanced Magic): Deal light-based damage to all foes 2 times.</text:p>
            <text:p>Tier III (Alephan's Wisdom): Deal light-based damage to all foes 3 tim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ric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cred Shie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nt a shield to a single ally, reducing damage taken from the next hit by (50/65/80/100%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leric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evive / Revive and Restore / Revive and Rejuvenate</text:p>
            <text:p>(Tier 1/ Tier II / Tier III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ier I (Normal): Revive all allies</text:p>
            <text:p>Tier II (Advanced Magic): Revive all allies and restore a great amount of HP.</text:p>
            <text:p>Tier III (Alephan's Wisdom): Revive all allies and restore a massive amount of H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ric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elfric's Bless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nt a single ally the ability to act again at the end of a turn for 3 turns. Only one additional action can be taken per tur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eric</text:p>
          </table:table-cell>
          <table:table-cell office:value-type="string" calcext:value-type="string">
            <text:p>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lience</text:p>
          </table:table-cell>
          <table:table-cell/>
          <table:table-cell office:value-type="string" calcext:value-type="string">
            <text:p>Raises the amount of HP restored to the equipping character when healed</text:p>
            <text:p>(This skill may be mistranslated? Seems to increase potency of healing abilities used by the equipping character, even on allies.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ric</text:p>
          </table:table-cell>
          <table:table-cell office:value-type="string" calcext:value-type="string">
            <text:p>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ner Strength</text:p>
          </table:table-cell>
          <table:table-cell/>
          <table:table-cell office:value-type="string" calcext:value-type="string">
            <text:p>Raises the equipping character's max SP by 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ric</text:p>
          </table:table-cell>
          <table:table-cell office:value-type="string" calcext:value-type="string">
            <text:p>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il Ward</text:p>
          </table:table-cell>
          <table:table-cell/>
          <table:table-cell office:value-type="string" calcext:value-type="string">
            <text:p>Increases the party's success rate when attempting to flee (Equipping multiple characters with this skill will have no added effec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ric</text:p>
          </table:table-cell>
          <table:table-cell office:value-type="string" calcext:value-type="string">
            <text:p>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se Again</text:p>
          </table:table-cell>
          <table:table-cell/>
          <table:table-cell office:value-type="string" calcext:value-type="string">
            <text:p>The equipping character will recover 25% of their max HP once per battle upon being incapacit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e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al an item from a single foe. Odds increase with BP sp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e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rkest Nigh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rk-based at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e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P Thie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 a single foe twice with a dagger and steal HP equivalent to half of damage deal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e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urprise Atta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leash a sword attack on a single foe. The sooner your action comes during a turn, the more potent the attack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ef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wift St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se your speed for 3 tu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ef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rmor Corros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uce the physical defense of a single foe for (2/4/6/8) tur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ef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hackle Fo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uce the physical attack of a single foe for (2/4/6/8) tur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ef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eber's Reckon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ttack all foes with a dagger, dealing damage proportional to your spe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idental Attack</text:p>
          </table:table-cell>
          <table:table-cell/>
          <table:table-cell office:value-type="string" calcext:value-type="string">
            <text:p>The equipping character has a 50% chance of attacking when using a non-damaging sk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eetfoot</text:p>
          </table:table-cell>
          <table:table-cell/>
          <table:table-cell office:value-type="string" calcext:value-type="string">
            <text:p>Raise the equipping character's speed by 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nare</text:p>
          </table:table-cell>
          <table:table-cell/>
          <table:table-cell office:value-type="string" calcext:value-type="string">
            <text:p>The equipping character has a 50% chance of inflicting an attribute-reducing effect when taking physical 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fe in the Shadows</text:p>
          </table:table-cell>
          <table:table-cell/>
          <table:table-cell office:value-type="string" calcext:value-type="string">
            <text:p>Receive additional [50%] EXP and [50%] JP after battles at night (Equipping multiple characters with this skill will have no added effect) [+50% EXP &amp; JP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ecise Sh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w attack on (2/3/4/5) selected fo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underbi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l heavy lightning damage to a single fo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leaving B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xe attack on a single enemy, and grant yourself positive status effects based on the foe's type for 3 tur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rcy Stri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leash a bow attack on a single foe. Otherwise lethal attacks will instead leave the target with 1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ke Ai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ise the critical rate and accuracy of all allies for (2/4/6/8) tu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eghold Tra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use a single foe to act at the end of the turn for (2/4/6/8) tur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bating Or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ify (1/2/3/4) of a single foe's augmenting eff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raefendi's Bo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leash a powerful bow attack on all foes 3 tim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ghten Senses</text:p>
          </table:table-cell>
          <table:table-cell/>
          <table:table-cell office:value-type="string" calcext:value-type="string">
            <text:p>Gain an [10%] increased chance of attack first in a battle. (Equipping this skill with multiple characters will have no added effec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gle Eye</text:p>
          </table:table-cell>
          <table:table-cell/>
          <table:table-cell office:value-type="string" calcext:value-type="string">
            <text:p>Increases the critical of the equipped character by 50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 Rare Monsters</text:p>
          </table:table-cell>
          <table:table-cell/>
          <table:table-cell office:value-type="string" calcext:value-type="string">
            <text:p>Raises the chance of encountering rare monsters. (Equipping this skill with multiple characters will have no added effec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t the Wound</text:p>
          </table:table-cell>
          <table:table-cell/>
          <table:table-cell office:value-type="string" calcext:value-type="string">
            <text:p>The equipping character has a 50% chance of acting twice when breaking a foe. This will not trigger in succe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thecary</text:p>
          </table:table-cell>
          <table:table-cell office:value-type="string" calcext:value-type="string">
            <text:p>Ski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ing Tou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tore HP to or revive a single ally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thecar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cic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l ice-based damage to a single fo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thecar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habilit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nt a single ally immunity to status ailments for (2/4/6/8) tur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thecary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weeping Clea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leash an axe attack on all fo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thecar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oison Ax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leash a powerful axe attack on a single foe, and poison them for 2 tur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thecary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plenish Heal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 (3/5/7/9) turns, grant HP to a single ally after they perform an ac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thecary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eak to Poi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a single foe weak to poison for (2/4/6/8) tur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thecar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ohter's Charit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tend the reach of a single ally's items to affect all for 3 tur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thecary</text:p>
          </table:table-cell>
          <table:table-cell office:value-type="string" calcext:value-type="string">
            <text:p>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gorous Victor</text:p>
          </table:table-cell>
          <table:table-cell/>
          <table:table-cell office:value-type="string" calcext:value-type="string">
            <text:p>Restores 30% of the equipping character's max HP and SP upon winning the batt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thecary</text:p>
          </table:table-cell>
          <table:table-cell office:value-type="string" calcext:value-type="string">
            <text:p>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 and Hearty</text:p>
          </table:table-cell>
          <table:table-cell/>
          <table:table-cell office:value-type="string" calcext:value-type="string">
            <text:p>Raises the equipping character's max HP by 500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thecary</text:p>
          </table:table-cell>
          <table:table-cell office:value-type="string" calcext:value-type="string">
            <text:p>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piriting Break</text:p>
          </table:table-cell>
          <table:table-cell/>
          <table:table-cell office:value-type="string" calcext:value-type="string">
            <text:p>Restores the equipping character's [20] SP when breaking a fo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thecary</text:p>
          </table:table-cell>
          <table:table-cell office:value-type="string" calcext:value-type="string">
            <text:p>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ventative Measures</text:p>
          </table:table-cell>
          <table:table-cell/>
          <table:table-cell office:value-type="string" calcext:value-type="string">
            <text:p>Grants the equipping character immunity to enfeebling effects for 3 turns at the start of batt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n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angeable Catap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leash an attack on all foes with a selected weapon</text:p>
            <text:p>Costs 1 turn to "build" to reuse once skill is performed for the first time.</text:p>
          </table:table-cell>
          <table:table-cell office:value-type="string" calcext:value-type="string">
            <text:p>Unlocked by default</text:p>
          </table:table-cell>
          <table:table-cell/>
        </table:table-row>
        <table:table-row table:style-name="ro2">
          <table:table-cell office:value-type="string" calcext:value-type="string">
            <text:p>Inven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ringy Boo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use a single ally to act first for (5/6/7/8) turns from the next turn</text:p>
            <text:p>Costs 2 turn to "build" to reuse once skill is performed for the first time.</text:p>
          </table:table-cell>
          <table:table-cell office:value-type="string" calcext:value-type="string">
            <text:p>Unlocked by default</text:p>
          </table:table-cell>
          <table:table-cell/>
        </table:table-row>
        <table:table-row table:style-name="ro2">
          <table:table-cell office:value-type="string" calcext:value-type="string">
            <text:p>Inven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itical Sco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n all damage dealt to a single foe into critical damage for (4/5/6/7) turns</text:p>
            <text:p>Costs 3 turn to "build" to reuse once skill is performed for the first time.</text:p>
          </table:table-cell>
          <table:table-cell office:value-type="string" calcext:value-type="string">
            <text:p>Unerring Earring x1, Critical Earring x1</text:p>
          </table:table-cell>
          <table:table-cell/>
        </table:table-row>
        <table:table-row table:style-name="ro1">
          <table:table-cell office:value-type="string" calcext:value-type="string">
            <text:p>Invento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lemental Bomb Bot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l the same type of damage as a single foe's exposed elemental weak points (1/2/3/4) time</text:p>
          </table:table-cell>
          <table:table-cell office:value-type="string" calcext:value-type="string">
            <text:p>Fire/Ice/Thunder Soulstone x1 (each), Rainbow Glass Bottle x1</text:p>
          </table:table-cell>
          <table:table-cell office:value-type="string" calcext:value-type="string">
            <text:p>Rainbow Glass Bottle: Chest, Conning Creek: Harbor (South of Canalbrine)</text:p>
          </table:table-cell>
        </table:table-row>
        <table:table-row table:style-name="ro1">
          <table:table-cell office:value-type="string" calcext:value-type="string">
            <text:p>Invento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in Ho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l the latent power gauge of all allies</text:p>
          </table:table-cell>
          <table:table-cell office:value-type="string" calcext:value-type="string">
            <text:p>Empowering Lychee x1, Tin Toy x1, Mythical Horn x1</text:p>
          </table:table-cell>
          <table:table-cell office:value-type="string" calcext:value-type="string">
            <text:p>Mythical Horn: Chest: Nameless Village, guarded by NPC; Tin Toy: Complete Partito Ch3, Wellgrove Dept Store</text:p>
          </table:table-cell>
        </table:table-row>
        <table:table-row table:style-name="ro2">
          <table:table-cell office:value-type="string" calcext:value-type="string">
            <text:p>Invento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astening Ha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leash a highly powerful physical attack on a single foe, and reduce the crafting time of an invention by 1 turn</text:p>
          </table:table-cell>
          <table:table-cell office:value-type="string" calcext:value-type="string">
            <text:p>Soldier's Bow x1, Great Blade x1, Guardian's Axe x1</text:p>
          </table:table-cell>
          <table:table-cell office:value-type="string" calcext:value-type="string">
            <text:p>Great Blade: Soldier in Sai to the bottom right.</text:p>
            <text:p>Guardian's Axe: Can be stolen from soldier in Crackridge blacksmith.</text:p>
          </table:table-cell>
        </table:table-row>
        <table:table-row table:style-name="ro1">
          <table:table-cell office:value-type="string" calcext:value-type="string">
            <text:p>Invento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rkar's Co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ore (40/60/80/100%) of a single ally's HP and SP, and grant them (1/2/3/4) BP. Incapacitated allies will also be revived</text:p>
          </table:table-cell>
          <table:table-cell office:value-type="string" calcext:value-type="string">
            <text:p>Scrap Metal x1, Ancient Cog x1, Natural Magnetite x1</text:p>
          </table:table-cell>
          <table:table-cell office:value-type="string" calcext:value-type="string">
            <text:p>Ancient Cog: Roque Island (Factory Worker; mug/entreat); Natural Magnetite: Unfinished Tunnel, Wildlands; Scrap Metal: Clockbank: Industrial District (Factory Worker; Steal/Purchase; next to weapon shop)</text:p>
          </table:table-cell>
        </table:table-row>
        <table:table-row table:style-name="ro1">
          <table:table-cell office:value-type="string" calcext:value-type="string">
            <text:p>Invento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ll-Purpose To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gin crafting all inventio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tor</text:p>
          </table:table-cell>
          <table:table-cell office:value-type="string" calcext:value-type="string">
            <text:p>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tep Ahead</text:p>
          </table:table-cell>
          <table:table-cell/>
          <table:table-cell office:value-type="string" calcext:value-type="string">
            <text:p>The equipping character will act first at the start of bat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tor</text:p>
          </table:table-cell>
          <table:table-cell office:value-type="string" calcext:value-type="string">
            <text:p>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graded Accessories</text:p>
          </table:table-cell>
          <table:table-cell/>
          <table:table-cell office:value-type="string" calcext:value-type="string">
            <text:p>Raises the attributes [by 50%] of the equipping character's access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tor</text:p>
          </table:table-cell>
          <table:table-cell office:value-type="string" calcext:value-type="string">
            <text:p>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 in Adversity</text:p>
          </table:table-cell>
          <table:table-cell/>
          <table:table-cell office:value-type="string" calcext:value-type="string">
            <text:p>Grants the equipping character 2 BP when near de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tor</text:p>
          </table:table-cell>
          <table:table-cell office:value-type="string" calcext:value-type="string">
            <text:p>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uits of Labor</text:p>
          </table:table-cell>
          <table:table-cell/>
          <table:table-cell office:value-type="string" calcext:value-type="string">
            <text:p>Raises the physical and elemental defense of the equipping character by 1 for every job skill lear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msmas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queror's Sword: Celestial Roa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harge your attack until the end of the turn, then unleash a powerful sword attack on a single foe. The longer the charge, the more potent the attack.</text:p>
          </table:table-cell>
          <table:table-cell office:value-type="string" calcext:value-type="string">
            <text:p>Rusty Sword: Winterbloom Sword In Stone</text:p>
          </table:table-cell>
          <table:table-cell office:value-type="string" calcext:value-type="string">
            <text:p>SQ: The Sword In The Stone</text:p>
            <text:p>Requires Sturdy Pickaxe (Steal/Buy) from Retired Miner in Oresrush Weapon Shop</text:p>
          </table:table-cell>
        </table:table-row>
        <table:table-row table:style-name="ro2">
          <table:table-cell office:value-type="string" calcext:value-type="string">
            <text:p>Armsmas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arlord's Spear: Giant Sw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nleash a moderately powerful polearm attack on all foes. The more foes there are, the more potent the attack.</text:p>
          </table:table-cell>
          <table:table-cell office:value-type="string" calcext:value-type="string">
            <text:p>Rusty Spear: Timberain Castle Town Square</text:p>
            <text:p>(Duel/Ambush guard on far West side)</text:p>
          </table:table-cell>
          <table:table-cell/>
        </table:table-row>
        <table:table-row table:style-name="ro2">
          <table:table-cell office:value-type="string" calcext:value-type="string">
            <text:p>Armsmas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ncer's Blade: Mischievous Ste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nleash a dagger attack on random foes at least 3 times. The more foes there are, the more attacks you will unleash on your target.</text:p>
          </table:table-cell>
          <table:table-cell office:value-type="string" calcext:value-type="string">
            <text:p>Rusty Dagger: Shipwreck of the Empress</text:p>
          </table:table-cell>
          <table:table-cell office:value-type="string" calcext:value-type="string">
            <text:p>Requires Ship - SQ: Tropu'hopu Route (The Scent of Commerce) </text:p>
            <text:p>$100,000, Partito in party (Tropu'hopu Shipyard)</text:p>
          </table:table-cell>
        </table:table-row>
        <table:table-row table:style-name="ro1">
          <table:table-cell office:value-type="string" calcext:value-type="string">
            <text:p>Armsmas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ionheart's Axe: On the Hun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nleash an axe attack on a single foe 2 times. The second strike will be more powerful than the first. The more weak points you have revealed, the more potent the attack.</text:p>
          </table:table-cell>
          <table:table-cell office:value-type="string" calcext:value-type="string">
            <text:p>Rusty Axe: Defeat Boss of Quicksand Gaol West of Sai</text:p>
          </table:table-cell>
          <table:table-cell/>
        </table:table-row>
        <table:table-row table:style-name="ro1">
          <table:table-cell office:value-type="string" calcext:value-type="string">
            <text:p>Armsmas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unter's Bow: Flurry of Arrow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nleash a moderately powerful bow attack on all foes. If you break even one foe, this attack will trigger twice.</text:p>
          </table:table-cell>
          <table:table-cell office:value-type="string" calcext:value-type="string">
            <text:p>Rusty Bow: Defeat Boss of Sinking Ruins South of Nameless Village</text:p>
          </table:table-cell>
          <table:table-cell/>
        </table:table-row>
        <table:table-row table:style-name="ro1">
          <table:table-cell office:value-type="string" calcext:value-type="string">
            <text:p>Armsmas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piritlord's Staff: Delive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nleash a powerful staff attack on a single foe. The higher your elemental attack, the more potent the attack</text:p>
          </table:table-cell>
          <table:table-cell office:value-type="string" calcext:value-type="string">
            <text:p>Rusty Staff: Seat of the Water Sprite Dungeon east of Flamechurch</text:p>
          </table:table-cell>
          <table:table-cell/>
        </table:table-row>
        <table:table-row table:style-name="ro1">
          <table:table-cell office:value-type="string" calcext:value-type="string">
            <text:p>Armsmaste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ulwar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nleash a physical attack on a single foe, then go on the defensive until your next action. The higher your physical defense, the more potent the attack.</text:p>
          </table:table-cell>
          <table:table-cell office:value-type="string" calcext:value-type="string">
            <text:p>Unlocked by default</text:p>
          </table:table-cell>
          <table:table-cell/>
        </table:table-row>
        <table:table-row table:style-name="ro1">
          <table:table-cell office:value-type="string" calcext:value-type="string">
            <text:p>Armsmaste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ixfold Strik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leash attacks with six different weapons on random foes.</text:p>
          </table:table-cell>
          <table:table-cell office:value-type="string" calcext:value-type="string">
            <text:p>Unlocked by default</text:p>
          </table:table-cell>
          <table:table-cell/>
        </table:table-row>
        <table:table-row table:style-name="ro1">
          <table:table-cell office:value-type="string" calcext:value-type="string">
            <text:p>Armsmaster</text:p>
          </table:table-cell>
          <table:table-cell office:value-type="string" calcext:value-type="string">
            <text:p>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er of Offense</text:p>
          </table:table-cell>
          <table:table-cell/>
          <table:table-cell office:value-type="string" calcext:value-type="string">
            <text:p>Enables the equipping character to more easily land critical hits on broken foes. [30% increase to crit rate]</text:p>
          </table:table-cell>
          <table:table-cell office:value-type="string" calcext:value-type="string">
            <text:p>Unlocked by default</text:p>
          </table:table-cell>
          <table:table-cell/>
        </table:table-row>
        <table:table-row table:style-name="ro1">
          <table:table-cell office:value-type="string" calcext:value-type="string">
            <text:p>Armsmaster</text:p>
          </table:table-cell>
          <table:table-cell office:value-type="string" calcext:value-type="string">
            <text:p>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ak Performance</text:p>
          </table:table-cell>
          <table:table-cell/>
          <table:table-cell office:value-type="string" calcext:value-type="string">
            <text:p>Raises damage dealt [by 50%] when the equipping character is at or above max H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master</text:p>
          </table:table-cell>
          <table:table-cell office:value-type="string" calcext:value-type="string">
            <text:p>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igorating Break</text:p>
          </table:table-cell>
          <table:table-cell/>
          <table:table-cell office:value-type="string" calcext:value-type="string">
            <text:p>Restores the equipping character's HP [by 20%] when breaking a fo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master</text:p>
          </table:table-cell>
          <table:table-cell office:value-type="string" calcext:value-type="string">
            <text:p>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ms Refinement</text:p>
          </table:table-cell>
          <table:table-cell/>
          <table:table-cell office:value-type="string" calcext:value-type="string">
            <text:p>Fills the equipping character's latent power gauge when exploiting an enemy's weak poi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jur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jure Flam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nt the weapons of all allies an additional fire-based attack for 2/3/4/5 tur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jur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jure I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nt the weapons of all allies an additional ice-based attack for 2/3/4/5 tur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jur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jure Lightn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nt the weapons of all allies an additional lightning-based attack for 2/3/4/5 tur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jur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jure Gus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nt the weapons of all allies an additional wind-based attack for 2/3/4/5 tur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jur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ayer for Rain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 2/3/4/5 turns, grant SP to all allies after they perform an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jur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ance of Immunity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nt a single ally immunity to enfeebling effects for 2/4/6/8 tur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jure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ite of the Su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ve and fully restore the HP of all allies, and raise their physical defense and elemental defense for 2 turns. You will not be able to act for 6/5/4/3 tur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jurer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P Boo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nt a single ally 2 BP at the start of every turn for 3 tu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jurer</text:p>
          </table:table-cell>
          <table:table-cell office:value-type="string" calcext:value-type="string">
            <text:p>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ification </text:p>
          </table:table-cell>
          <table:table-cell/>
          <table:table-cell office:value-type="string" calcext:value-type="string">
            <text:p>Attribute-reducing effects on the equipping character will dissipate twice as quick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jurer</text:p>
          </table:table-cell>
          <table:table-cell office:value-type="string" calcext:value-type="string">
            <text:p>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 Saver </text:p>
          </table:table-cell>
          <table:table-cell/>
          <table:table-cell office:value-type="string" calcext:value-type="string">
            <text:p>Halves SP required for the equipping character's skill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onjurer</text:p>
          </table:table-cell>
          <table:table-cell office:value-type="string" calcext:value-type="string">
            <text:p>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vine Wrath </text:p>
          </table:table-cell>
          <table:table-cell/>
          <table:table-cell office:value-type="string" calcext:value-type="string">
            <text:p>Bring misfortune upon the foe who renders the equipping character incapacitated. </text:p>
            <text:p>[Causes 1 of 4 effects randomly after each death:</text:p>
            <text:p>1 - Reduces Physical Defense</text:p>
            <text:p>2 - Reduces Evasion and causes Poison and Blind. </text:p>
            <text:p>3 - Deals 2000 fixed damage each of FIRE, LIGHT, DARK attribute. </text:p>
            <text:p>4 - All Attributes Down for 4 turns.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jurer</text:p>
          </table:table-cell>
          <table:table-cell office:value-type="string" calcext:value-type="string">
            <text:p>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P Regeneration </text:p>
          </table:table-cell>
          <table:table-cell/>
          <table:table-cell office:value-type="string" calcext:value-type="string">
            <text:p>When using BP, the equipping character has a 25% chance of recovering the amount of BP use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rcan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lice / Resentment / Malevolence</text:p>
            <text:p>(Tier 1/ Tier II / Tier III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er I (Normal): Deal dark-based damage to all foes, and restore HP to all allies. The more damage you deal, the more HP you restore.</text:p>
            <text:p>Tier II (Advanced Magic): Deal dark-based damage to all foes 2 times, and restore HP to all allies. The more damage you deal, the more HP you restore.</text:p>
            <text:p>Tier III (Alephan's Wisdom): Deal dark-based damage to all foes 3 times, and restore HP to all allies. The more damage you deal, the more HP you restore.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lessing / Benediction / Spiritual Grace</text:p>
            <text:p>(Tier 1/ Tier II / Tier III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er I (Normal): Deal light-based damage to all foes, and restore SP to all allies. The more damage you deal, the more SP you restore.</text:p>
            <text:p>Tier II (Advanced Magic): Deal light-based damage to all foes 2 times, and restore SP to all allies. The more damage you deal, the more SP you restore.</text:p>
            <text:p>Tier III (Alephan's Wisdom): Deal light-based damage to all foes 3 times, and restore SP to all allies. The more damage you deal, the more SP you restore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ex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tend the duration of attribute-reducing effects on all foes by 1/2/3/4 turns.) [This can be empowered by Intensity for +1 turn per boost or Alephan's for +2 turns per boost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eal of Diffusion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tend the reach of skills that only target the user to affect all allies for 3/5/7/9 turns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eal of Inversion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nge 1/2/3/4 attribute-reducing effect on yourself to an attribute-raising effe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eal of Immortality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nt yourself an effect that leaves you with 1 HP when hit with an otherwise lethal attack. This effect will disappear once triggered, or after 3/5/7/9 tur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eflective Barrier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pply reflect magic to an ally (1/2/3/4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eal of Eternity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ke a single buff last till the end of the battle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 Recovery </text:p>
          </table:table-cell>
          <table:table-cell/>
          <table:table-cell office:value-type="string" calcext:value-type="string">
            <text:p>Upon taking damage, gain an amount of SP equivalent to 1% of damage tak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sting Memory </text:p>
          </table:table-cell>
          <table:table-cell/>
          <table:table-cell office:value-type="string" calcext:value-type="string">
            <text:p>The equipping character's status effects do not disappear even when they become incapacita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ce of Power </text:p>
          </table:table-cell>
          <table:table-cell/>
          <table:table-cell office:value-type="string" calcext:value-type="string">
            <text:p>Doubles the amount of SP consumed when using magic, but increases the effect of spell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 Equal Might </text:p>
          </table:table-cell>
          <table:table-cell/>
          <table:table-cell office:value-type="string" calcext:value-type="string">
            <text:p>Equalizes the physical attack and elemental attack of the equipping character to whichever value is higher. This does not include attributes raised by equipment</text:p>
          </table:table-cell>
          <table:table-cell table:number-columns-repeated="2"/>
        </table:table-row>
      </table:table>
      <table:table table:name="Sheet2" table:style-name="ta1">
        <table:table-column table:style-name="co9" table:number-columns-repeated="7" table:default-cell-style-name="Default"/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DAGGER 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ROD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c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h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olar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eric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e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ter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othecar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t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smaster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jurer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ani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 office:value-type="string" calcext:value-type="string">
            <text:p>damagetype</text:p>
          </table:table-cell>
        </table:table-row>
        <table:table-row table:style-name="ro1">
          <table:table-cell office:value-type="string" calcext:value-type="string">
            <text:p>SWORD</text:p>
          </table:table-cell>
        </table:table-row>
        <table:table-row table:style-name="ro1">
          <table:table-cell office:value-type="string" calcext:value-type="string">
            <text:p>LANCE</text:p>
          </table:table-cell>
        </table:table-row>
        <table:table-row table:style-name="ro1">
          <table:table-cell office:value-type="string" calcext:value-type="string">
            <text:p>DAGGER </text:p>
          </table:table-cell>
        </table:table-row>
        <table:table-row table:style-name="ro1">
          <table:table-cell office:value-type="string" calcext:value-type="string">
            <text:p>AXE</text:p>
          </table:table-cell>
        </table:table-row>
        <table:table-row table:style-name="ro1">
          <table:table-cell office:value-type="string" calcext:value-type="string">
            <text:p>BOW</text:p>
          </table:table-cell>
        </table:table-row>
        <table:table-row table:style-name="ro1">
          <table:table-cell office:value-type="string" calcext:value-type="string">
            <text:p>ROD</text:p>
          </table:table-cell>
        </table:table-row>
        <table:table-row table:style-name="ro1"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LIGHTNING</text:p>
          </table:table-cell>
        </table:table-row>
        <table:table-row table:style-name="ro1"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DAR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21:18:32.1725154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5T21:39:10.605324082</dc:date>
    <meta:editing-duration>PT25M36S</meta:editing-duration>
    <meta:editing-cycles>4</meta:editing-cycles>
    <meta:generator>LibreOffice/24.8.4.2$MacOSX_X86_64 LibreOffice_project/bb3cfa12c7b1bf994ecc5649a80400d06cd71002</meta:generator>
    <meta:document-statistic meta:table-count="3" meta:cell-count="794" meta:object-count="0"/>
  </office:meta>
</office:document-meta>
</file>